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171" officeooo:paragraph-rsid="001f3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t night NWA Data Science, with our host TCS, held a Q&amp;A session on “getting started in data science.” About 30 attendees, with an equal mix of “newbies” and “professionals” discussed a variety of topics including: data science education, IDEs, version control, statistics, and the ever popular Python vs. R. One of our members designed us an awesome new logo (thanks Haydar) and a SIG was formed for weekly statistics group study. Thanks for another successful event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08:20:29.688341276</meta:creation-date>
    <dc:date>2016-09-01T08:25:43.789792749</dc:date>
    <meta:editing-duration>P0D</meta:editing-duration>
    <meta:editing-cycles>1</meta:editing-cycles>
    <meta:document-statistic meta:table-count="0" meta:image-count="0" meta:object-count="0" meta:page-count="1" meta:paragraph-count="1" meta:word-count="77" meta:character-count="471" meta:non-whitespace-character-count="394"/>
    <meta:generator>LibreOffice/4.2.8.2$Linux_X86_64 LibreOffice_project/420m0$Build-2</meta:generator>
  </office:meta>
</office:document-meta>
</file>